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ylfae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Sylfae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Sylfae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ylfaen"/>
    </style:style>
    <style:style style:name="P5" style:family="paragraph" style:parent-style-name="Standard">
      <style:paragraph-properties fo:text-align="start" style:justify-single-word="false"/>
      <style:text-properties style:font-name="Sylfaen"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font-name="Sylfaen"/>
    </style:style>
    <style:style style:name="P7" style:family="paragraph" style:parent-style-name="Standard">
      <style:paragraph-properties fo:text-align="start" style:justify-single-word="false"/>
      <style:text-properties style:font-name="Sylfaen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lard Victor</text:p>
      <text:p text:style-name="P1">Schoentgen Mickael</text:p>
      <text:p text:style-name="P2">24/10/06 - Secteur 5 - 1 MRIM </text:p>
      <text:p text:style-name="P3"/>
      <text:p text:style-name="P3">TP 6: <text:s/>Profil matériel sous Windows 2000 Professionnel.</text:p>
      <text:p text:style-name="P4"/>
      <text:p text:style-name="P5">I) Installation</text:p>
      <text:p text:style-name="P6"><text:tab/>.sélection de la partition P:1.</text:p>
      <text:p text:style-name="P6"><text:tab/>.insertion du CD d'installation de Windows 2000 Professionnel.</text:p>
      <text:p text:style-name="P6"><text:tab/>.Lors de la pré-installation, sélection de « Convertir la partition en NTFS ».</text:p>
      <text:p text:style-name="P6"><text:tab/>.Nom: MRIM</text:p>
      <text:p text:style-name="P6"><text:tab/>.Socitété: Cormontaigne</text:p>
      <text:p text:style-name="P6"><text:tab/>.Nom d'ordinateur: ST5A</text:p>
      <text:p text:style-name="P6"><text:tab/>.Groupe de travail: TPW2000P</text:p>
      <text:p text:style-name="P6"><text:tab/>.Compte administrateur: azerty</text:p>
      <text:p text:style-name="P6"/>
      <text:p text:style-name="P7">Paramétrage du réseau:</text:p>
      <text:p text:style-name="P6">-&gt; Connexions réseau et accès à distance &gt;&gt; Propriétés &gt;&gt; Protocole Internet (TCP/IP) &gt;&gt; Propriétés:</text:p>
      <text:p text:style-name="P6"><text:tab/>.cocher Utiliser l'adresse IP suivante</text:p>
      <text:p text:style-name="P6"><text:tab/>.192.168.2.55</text:p>
      <text:p text:style-name="P6"><text:tab/>.255.255.255.0</text:p>
      <text:p text:style-name="P6"><text:tab/>.172.28.67.1</text:p>
      <text:p text:style-name="P5"/>
      <text:p text:style-name="P5">2) Création d'un 2ème compte d'utilisateur</text:p>
      <text:p text:style-name="P6"><text:tab/>.Panneau de Configuration &gt;&gt; Utilisateurs et mots de passe &gt;&gt; Ajouter</text:p>
      <text:p text:style-name="P6"><text:tab/>.Nom d'utilisateur: bobotig</text:p>
      <text:p text:style-name="P6"><text:tab/>.Mot de passe: azerty</text:p>
      <text:p text:style-name="P6"/>
      <text:p text:style-name="P5">2,5) Création d'une image</text:p>
      <text:p text:style-name="P6"><text:tab/>.démarrage sur System Rescue CD</text:p>
      <text:p text:style-name="P6"><text:tab/>.fb1024</text:p>
      <text:p text:style-name="P6"><text:tab/>.16</text:p>
      <text:p text:style-name="P6"><text:tab/>.ifconfig eth1 172.28.67.56 netmask 255.255.255.0</text:p>
      <text:p text:style-name="P6"><text:tab/>.vérification accès au réseau effectuée avec succès!</text:p>
      <text:p text:style-name="P6"><text:tab/>.montage du serveur</text:p>
      <text:p text:style-name="P6"><text:tab/>.lancement du partimage</text:p>
      <text:p text:style-name="P6"><text:tab/>.sauvegarde de l'image <text:span text:style-name="T1">w2kst5a</text:span> sur le serveur à l'IP 172.28.67.65</text:p>
      <text:p text:style-name="P6"/>
      <text:p text:style-name="P5">3) Gestion des comptes et droits des utilisateurs</text:p>
      <text:p text:style-name="P6">1.</text:p>
      <text:p text:style-name="P6"><text:tab/>.Poste de Travail &gt;&gt; Panneau de Configuration &gt;&gt; Utilisateurs et mots de passe &gt;</text:p>
      <text:p text:style-name="P6"><text:tab/>.&gt; Options Avancées &gt;&gt; Avancées &gt;&gt; Groupe</text:p>
      <text:p text:style-name="P6"><text:tab/>.création du groupe « GroupeST5A1 »</text:p>
      <text:p text:style-name="P6"><text:tab/>.création du groupe « GroupeST5A2 »</text:p>
      <text:p text:style-name="P6"><text:tab/>.création de 4 utilisateurs:</text:p>
      <text:p text:style-name="P6"><text:tab/><text:tab/>.utiST5A11 et utiST5A12 dans le groupe « GroupeST5A1 »</text:p>
      <text:p text:style-name="P6"><text:tab/><text:tab/>.utiST5A21 et utiST5A22 dans le groupe « GroupeST5A2 »</text:p>
      <text:p text:style-name="P6"><text:tab/></text:p>
      <text:p text:style-name="P6"/>
      <text:p text:style-name="P6"><text:tab/>.à la racine, création des dossiers et sous-dossiers:</text:p>
      <text:p text:style-name="P6"><text:tab/><text:tab/>.DossierGST5A1</text:p>
      <text:p text:style-name="P6"><text:tab/><text:tab/><text:tab/>.DossierUtiST5A11</text:p>
      <text:p text:style-name="P6"><text:tab/><text:tab/><text:tab/>.DossierUtiST5A12</text:p>
      <text:p text:style-name="P6"><text:tab/><text:tab/>.DossierGST5A2</text:p>
      <text:p text:style-name="P6"><text:tab/><text:tab/><text:tab/>.DossierUtiST5A21</text:p>
      <text:p text:style-name="P6"><text:tab/><text:tab/><text:tab/>.DossierUtiST5A22</text:p>
      <text:p text:style-name="P6"><text:tab/>.Gestion des autorisations:</text:p>
      <text:p text:style-name="P6"><text:tab/><text:tab/>.DossierGST5A1:</text:p>
      <text:p text:style-name="P6"><text:tab/><text:tab/><text:tab/>.lecture pour <text:s/>GroupeST5A1</text:p>
      <text:p text:style-name="P6"><text:tab/><text:tab/><text:tab/>.contrôle total pour Administrateur</text:p>
      <text:p text:style-name="P6"><text:tab/><text:tab/>.DossierGST5A2:</text:p>
      <text:p text:style-name="P6"><text:tab/><text:tab/><text:tab/>.lecture pour <text:s/>GroupeST5A2</text:p>
      <text:p text:style-name="P6"><text:tab/><text:tab/><text:tab/>.contrôle total pour Administrateur</text:p>
      <text:p text:style-name="P6"><text:tab/><text:tab/>.DossierUtiST5A11:</text:p>
      <text:p text:style-name="P6"><text:tab/><text:tab/><text:tab/>.modifier pour <text:s/>utiST5A11</text:p>
      <text:p text:style-name="P6"><text:tab/><text:tab/><text:tab/>.contrôle total pour Administrateur</text:p>
      <text:p text:style-name="P6"><text:tab/><text:tab/>.DossierUtiST5A12:</text:p>
      <text:p text:style-name="P6"><text:tab/><text:tab/><text:tab/>.lecture pour <text:s/>utiST5A12</text:p>
      <text:p text:style-name="P6"><text:tab/><text:tab/><text:tab/>.contrôle total pour Administrateur</text:p>
      <text:p text:style-name="P6"><text:tab/><text:tab/>.DossierUtiST5A21:</text:p>
      <text:p text:style-name="P6"><text:tab/><text:tab/><text:tab/>.lecture pour <text:s/>utiST5A21</text:p>
      <text:p text:style-name="P6"><text:tab/><text:tab/><text:tab/>.contrôle total pour Administrateur</text:p>
      <text:p text:style-name="P6"><text:tab/><text:tab/>.DossierUtiST5A22:</text:p>
      <text:p text:style-name="P6"><text:tab/><text:tab/><text:tab/>.écriture pour <text:s/>utiST5A22</text:p>
      <text:p text:style-name="P6"><text:tab/><text:tab/><text:tab/>.contrôle total pour Administrateur</text:p>
      <text:p text:style-name="P6"/>
      <text:p text:style-name="P6">2.</text:p>
      <text:p text:style-name="P6"><text:tab/>.création de l'utilisateur TOTOX avec pour mot de passe TOTOX</text:p>
      <text:p text:style-name="P6"><text:tab/>.création du répertoire DOSSIERTOTOX, du fichier TOTO.TXT:</text:p>
      <text:p text:style-name="P6"><text:tab/><text:tab/>.« fichier d'essai TOTOX.TXT »</text:p>
      <text:p text:style-name="P6"><text:tab/>.mise en partage du dossier avec:</text:p>
      <text:p text:style-name="P6"><text:tab/><text:tab/>.nom de partage: DOSTOTOX</text:p>
      <text:p text:style-name="P6"><text:tab/><text:tab/>.type d'accès:</text:p>
      <text:p text:style-name="P6"><text:tab/><text:tab/><text:tab/>.lecture pour TOTOX</text:p>
      <text:p text:style-name="P6"><text:tab/><text:tab/><text:tab/>.contrôle total pour Administrateur</text:p>
      <text:p text:style-name="P6"/>
      <text:p text:style-name="P5">4) Céation et test de profils matériels</text:p>
      <text:p text:style-name="P6">1.</text:p>
      <text:p text:style-name="P6"><text:tab/>.Panneau de Configruration &gt;&gt; Système</text:p>
      <text:p text:style-name="P6"><text:tab/>.Propriétés Système &gt;&gt; Matériel &gt;&gt; Profils Matériels</text:p>
      <text:p text:style-name="P6"><text:tab/>.Copier le Profil 1 vers Kiosque.</text:p>
      <text:p text:style-name="P6"><text:tab/>.Placement du profil Kiosque en 1ère position.</text:p>
      <text:p text:style-name="P6"><text:tab/>.redémarrage.</text:p>
      <text:p text:style-name="P6"><text:tab/>.sélection du profil Kiosque</text:p>
      <text:p text:style-name="P6"/>
      <text:p text:style-name="P6"/>
      <text:p text:style-name="P6"/>
      <text:p text:style-name="P6"/>
      <text:p text:style-name="P6"/>
      <text:p text:style-name="P6">2.</text:p>
      <text:p text:style-name="P6"><text:tab/>.Panneau de Configuration &gt;&gt; Système &gt;&gt; Propriétés système</text:p>
      <text:p text:style-name="P6"><text:tab/>.Matériel &gt;&gt; Profil Matériel</text:p>
      <text:p text:style-name="P6"><text:tab/>.Kiosque est bien Actuel</text:p>
      <text:p text:style-name="P6"><text:tab/>.Profils Matériels &gt;&gt; Sélection de profils matériels</text:p>
      <text:p text:style-name="P6"><text:tab/>.sélectionner le premier profil de la liste en l'abscence de sélection après: 0</text:p>
      <text:p text:style-name="P6"><text:tab/>.Matériel &gt;&gt; Gestionnaire de périphériques</text:p>
      <text:p text:style-name="P6"/>
      <text:p text:style-name="P6">2.1</text:p>
      <text:p text:style-name="P6"><text:tab/>.sélection Cartes Réseaux &gt;&gt; Dlink &gt;&gt; Propriétés &gt;&gt; Général &gt;&gt; Utilisation du périphérique</text:p>
      <text:p text:style-name="P6"><text:tab/>.sélection de 'Ne pas utiliser ce périphérique dans le profil de matériel en cours'.</text:p>
      <text:p text:style-name="P6"><text:tab/>.on refait la même manipulation pour le lecteur CD/DVD: CD-RX CD2-2440MB</text:p>
      <text:p text:style-name="P6"><text:tab/>.redémarrage.</text:p>
      <text:p text:style-name="P6"/>
      <text:p text:style-name="P6">-&gt; Non, car précédemment nous avons réduit le temps de sélection des profils à 0secondes.</text:p>
      <text:p text:style-name="P6"/>
      <text:p text:style-name="P6">3.</text:p>
      <text:p text:style-name="P6"><text:tab/>.Panneau de Configuration &gt;&gt; Système &gt;&gt; Propriétés système</text:p>
      <text:p text:style-name="P6"><text:tab/>.Matériel &gt;&gt; Profil Matériel</text:p>
      <text:p text:style-name="P6"><text:tab/>.Kiosque est bien Actuel</text:p>
      <text:p text:style-name="P6"/>
      <text:p text:style-name="P6">3.1</text:p>
      <text:p text:style-name="P6"><text:tab/>.Fermeture des propriétés et du Panneau de Configuration.</text:p>
      <text:p text:style-name="P6"><text:tab/>.Poste de Travail =&gt; lecteur CD-ROM non affiché.</text:p>
      <text:p text:style-name="P6"><text:tab/>.Non, car la cate réseau est désactivée.</text:p>
      <text:p text:style-name="P6"/>
      <text:p text:style-name="P6">4.</text:p>
      <text:p text:style-name="P6"><text:tab/>.Porfil 1 mis par défaut.</text:p>
      <text:p text:style-name="P6"><text:tab/>.On a maintenant accès aux divers périphériques désactivés précédem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9cm" fo:margin-bottom="0.912cm" fo:margin-left="2.328cm" fo:margin-right="0.9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iger-222 XPression</meta:initial-creator>
    <meta:creation-date>2006-10-24T14:46:05</meta:creation-date>
    <dc:date>2006-10-24T17:01:59</dc:date>
    <dc:language>fr-FR</dc:language>
    <meta:editing-cycles>85</meta:editing-cycles>
    <meta:editing-duration>PT1H4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9" meta:word-count="479" meta:character-count="3726"/>
  </office:meta>
</office:document-meta>
</file>